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a5ce93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rsid="0018e370"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a5ce93"/>
    </style:style>
    <style:style style:name="T2" style:family="text">
      <style:text-properties officeooo:rsid="007515fd"/>
    </style:style>
    <style:style style:name="T3" style:family="text">
      <style:text-properties fo:language="en" fo:country="US"/>
    </style:style>
    <style:style style:name="T4" style:family="text">
      <style:text-properties officeooo:rsid="00aa272e"/>
    </style:style>
    <style:style style:name="T5" style:family="text">
      <style:text-properties officeooo:rsid="006fc96c"/>
    </style:style>
    <style:style style:name="T6" style:family="text">
      <style:text-properties officeooo:rsid="006c1e21"/>
    </style:style>
    <style:style style:name="T7" style:family="text">
      <style:text-properties officeooo:rsid="00a4a31a"/>
    </style:style>
    <style:style style:name="T8" style:family="text">
      <style:text-properties officeooo:rsid="0073e628"/>
    </style:style>
    <style:style style:name="T9" style:family="text">
      <style:text-properties officeooo:rsid="00762d8e"/>
    </style:style>
    <style:style style:name="T10" style:family="text">
      <style:text-properties fo:language="en" fo:country="US" officeooo:rsid="00762d8e"/>
    </style:style>
    <style:style style:name="T11" style:family="text">
      <style:text-properties officeooo:rsid="00a21616"/>
    </style:style>
    <style:style style:name="T12" style:family="text">
      <style:text-properties officeooo:rsid="0077b51b"/>
    </style:style>
    <style:style style:name="T13" style:family="text">
      <style:text-properties fo:language="en" fo:country="US" officeooo:rsid="0077b51b"/>
    </style:style>
    <style:style style:name="T14" style:family="text">
      <style:text-properties officeooo:rsid="00781468"/>
    </style:style>
    <style:style style:name="T15" style:family="text">
      <style:text-properties officeooo:rsid="00948452"/>
    </style:style>
    <style:style style:name="T16" style:family="text">
      <style:text-properties officeooo:rsid="007b3554"/>
    </style:style>
    <style:style style:name="T17" style:family="text">
      <style:text-properties officeooo:rsid="007be0a0"/>
    </style:style>
    <style:style style:name="T18" style:family="text">
      <style:text-properties officeooo:rsid="007bf266"/>
    </style:style>
    <style:style style:name="T19" style:family="text">
      <style:text-properties officeooo:rsid="00943030"/>
    </style:style>
    <style:style style:name="T20" style:family="text">
      <style:text-properties officeooo:rsid="008dc533"/>
    </style:style>
    <style:style style:name="T21" style:family="text">
      <style:text-properties officeooo:rsid="008ee698"/>
    </style:style>
    <style:style style:name="T22" style:family="text">
      <style:text-properties officeooo:rsid="008fca99"/>
    </style:style>
    <style:style style:name="T23" style:family="text">
      <style:text-properties officeooo:rsid="00869bfa"/>
    </style:style>
    <style:style style:name="T24" style:family="text">
      <style:text-properties officeooo:rsid="0087a9fd"/>
    </style:style>
    <style:style style:name="T25" style:family="text">
      <style:text-properties officeooo:rsid="0088a567"/>
    </style:style>
    <style:style style:name="T26" style:family="text">
      <style:text-properties officeooo:rsid="00896080"/>
    </style:style>
    <style:style style:name="T27" style:family="text">
      <style:text-properties officeooo:rsid="0089aae2"/>
    </style:style>
    <style:style style:name="T28" style:family="text">
      <style:text-properties officeooo:rsid="0086153f"/>
    </style:style>
    <style:style style:name="T29" style:family="text">
      <style:text-properties officeooo:rsid="0080af85"/>
    </style:style>
    <style:style style:name="T30" style:family="text">
      <style:text-properties officeooo:rsid="00948761"/>
    </style:style>
    <style:style style:name="T31" style:family="text">
      <style:text-properties fo:language="uk" fo:country="UA" officeooo:rsid="007f2773"/>
    </style:style>
    <style:style style:name="T32" style:family="text">
      <style:text-properties officeooo:rsid="007f2773"/>
    </style:style>
    <style:style style:name="T33" style:family="text">
      <style:text-properties officeooo:rsid="0089e550"/>
    </style:style>
    <style:style style:name="T34" style:family="text">
      <style:text-properties officeooo:rsid="007d6510"/>
    </style:style>
    <style:style style:name="T35" style:family="text">
      <style:text-properties officeooo:rsid="009365b0"/>
    </style:style>
    <style:style style:name="T36" style:family="text">
      <style:text-properties officeooo:rsid="0198a28c"/>
    </style:style>
    <style:style style:name="T37" style:family="text">
      <style:text-properties officeooo:rsid="001f5954"/>
    </style:style>
    <style:style style:name="T38" style:family="text">
      <style:text-properties officeooo:rsid="001b0292"/>
    </style:style>
    <style:style style:name="T39" style:family="text">
      <style:text-properties officeooo:rsid="0023936e"/>
    </style:style>
    <style:style style:name="T40" style:family="text">
      <style:text-properties officeooo:rsid="001ef6e5"/>
    </style:style>
    <style:style style:name="T41" style:family="text">
      <style:text-properties officeooo:rsid="00d3d437"/>
    </style:style>
    <style:style style:name="T42" style:family="text">
      <style:text-properties fo:language="ru" fo:country="RU" fo:background-color="#ffff00" loext:char-shading-value="0"/>
    </style:style>
    <style:style style:name="T43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Платон,</text:span> <text:span text:style-name="T1">Сократ </text:span><text:span text:style-name="T2">и Терминатор</text:span><text:span text:style-name="T3"> </text:span>жив<text:span text:style-name="T2">у</text:span>т в седьмой палате <text:span text:style-name="T4">на 6-ом этаже</text:span>. <text:span text:style-name="T5">У н</text:span><text:span text:style-name="T2">их</text:span><text:span text:style-name="T5"> надзиратель — Судья Дредд. </text:span><text:span text:style-name="T2">Гейзенберг </text:span><text:span text:style-name="T1">(в очках) и</text:span><text:span text:style-name="T2"> Леннон — </text:span><text:span text:style-name="T1">в шестой.</text:span> <text:span text:style-name="T6">Всего палат с </text:span><text:span text:style-name="T2">У</text:span><text:span text:style-name="T6">чителями семь </text:span><text:span text:style-name="T1">(в первых пяти — по 4 человека, в 6й — шесть и в 7й - 8)</text:span><text:span text:style-name="T6">. </text:span><text:span text:style-name="T5">Диоген живет в пятой — у него надзиратель — Шопен. </text:span><text:span text:style-name="T1">Бисмарк, </text:span><text:span text:style-name="T7">Ганди </text:span><text:span text:style-name="T1">и Элвис</text:span><text:span text:style-name="T7"> жив</text:span><text:span text:style-name="T1">у</text:span><text:span text:style-name="T7">т во второй.</text:span></text:p>
      <text:p text:style-name="P4"/>
      <text:p text:style-name="P4">Гейзенберг <text:span text:style-name="T8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9">(</text:span><text:span text:style-name="T10">CAESAR)</text:span> — военный ии бледных — на шесть<text:span text:style-name="T11"> </text:span>лет старше Феникса <text:span text:style-name="T12">(</text:span><text:span text:style-name="T13">PHOENIX</text:span><text:span text:style-name="T12">)</text:span> — военного ИИ ракетчиков (ему <text:span text:style-name="T11">два с половиной</text:span>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4">айна. </text:span></text:p>
      <text:p text:style-name="P10">Аликорны в Орунгуне зовутся фаэри. <text:span text:style-name="T15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6">Война с виндиго идет </text:span><text:span text:style-name="T17">6</text:span><text:span text:style-name="T18">2</text:span><text:span text:style-name="T16"> </text:span><text:span text:style-name="T18">года. </text:span><text:span text:style-name="T19">К</text:span><text:span text:style-name="T20">ольт-тек основан </text:span><text:span text:style-name="T21">Селестией </text:span><text:span text:style-name="T20">на 20-м году войны.</text:span></text:p>
      <text:p text:style-name="P13">В мехадоспехи облачён один из <text:span text:style-name="T22">пяти</text:span> аликорнов (они очень дорогие). Остальные — в обычные доспехи.</text:p>
      <text:p text:style-name="P14"><text:span text:style-name="T23">На Орунгун пробрались всего </text:span><text:span text:style-name="T24">около 200</text:span><text:span text:style-name="T23"> виндиго, </text:span><text:span text:style-name="T24">около 15 из них уничтожены и 2 пленены</text:span><text:span text:style-name="T23">, но они становятся сильнее по мере заражения всё большего количества аликорнов</text:span>.</text:p>
      <text:p text:style-name="P15"><text:soft-page-break/>Виндиго <text:span text:style-name="T19">(твари Иль-Шогг)</text:span> на самом деле — дальние родственники аликорнов, они тоже пришли когда-то с Эогиппа и поселились <text:span text:style-name="T25">в материальном мире</text:span>. Но вместо развитой цивилизации стали ментальными паразитами. <text:span text:style-name="T25">Крохотную их часть </text:span><text:span text:style-name="T26">(200)</text:span><text:span text:style-name="T25"> провёл на Орунгун отверженный аликорн.</text:span></text:p>
      <text:p text:style-name="P16">Если виндиго <text:span text:style-name="T27">не остаётся в </text:span>разум<text:span text:style-name="T27">е</text:span> заражённого — тот становится ледяным зомби <text:span text:style-name="T19">(лербом)</text:span>. Если остаётся — поведение заражённого не меняется, его почти невозможно отличить от нормального аликорна <text:span text:style-name="T28">(про это аликорны не догадывались)</text:span>.</text:p>
      <text:p text:style-name="P14">Первый <text:span text:style-name="T29">заражённый</text:span> (переполненый ненавистью к окружающим) — отверженный аликорн <text:span text:style-name="T30">киор (лорд) </text:span><text:span text:style-name="T19">Калеодонг</text:span><text:span text:style-name="T31"> </text:span>(его отправили в изгнание за <text:span text:style-name="T31">непризнание над собой власти королев</text:span><text:span text:style-name="T32">ы</text:span><text:span text:style-name="T31"> Лорен. </text:span><text:span text:style-name="T26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9">заражают</text:span> <text:span text:style-name="T27">по одному из двух вариантов</text:span>: <text:span text:style-name="T29">ранее зараженные</text:span> удерживают на месте жертву, пока виндиго <text:span text:style-name="T27">1) </text:span>целует (поцелуй холода) её <text:span text:style-name="T27">или 2) </text:span>входит в неё <text:span text:style-name="T27">и остаётся </text:span><text:span text:style-name="T33">в её сознании </text:span><text:span text:style-name="T27">навсегда</text:span>, используя её внутреннюю ненависть к чему-либо. <text:span text:style-name="T27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4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5">первой</text:span> центурии <text:span text:style-name="T35">второй</text:span> когорты шестого легиона <text:span text:style-name="T36">армии</text:span> <text:span text:style-name="T36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-----------------------------------------------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7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8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8">о</text:span>громные <text:span text:style-name="T39">вишнёвые </text:span>глаза <text:span text:style-name="T38">взирали на мир с </text:span><text:soft-page-break/><text:span text:style-name="T38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40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41"><text:line-break/><text:line-break/></text:span><text:span text:style-name="T42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3">(</text:span></text:span><text:span text:style-name="Default_20_Paragraph_20_Font"><text:span text:style-name="T42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3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42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3">&lt;</text:span></text:span><text:span text:style-name="Default_20_Paragraph_20_Font"><text:span text:style-name="T42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42">&lt;Сцена с голым Аноном и Луной</text:span></text:span><text:span text:style-name="Default_20_Paragraph_20_Font"><text:span text:style-name="T43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2-24T02:14:10.226746500</dc:date>
    <meta:editing-duration>P43DT22H9M29S</meta:editing-duration>
    <meta:editing-cycles>104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52" meta:word-count="920" meta:character-count="6452" meta:non-whitespace-character-count="5543"/>
  </office:meta>
</office:document-meta>
</file>